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4007848A0E1A5FFCDD7.png" manifest:media-type="image/png"/>
  <manifest:file-entry manifest:full-path="Pictures/100000000000050000000400208C73D92AC1C58A.png" manifest:media-type="image/png"/>
  <manifest:file-entry manifest:full-path="Pictures/1000000000000500000004005F4AEDB851D1D52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105cm, 7.14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6.999cm, 7.19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7.105cm, 7.14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paragraph" svg:width="13.434cm" svg:height="10.014cm" draw:z-index="0"><draw:image xlink:href="Pictures/1000000000000500000004007848A0E1A5FFCDD7.png" xlink:type="simple" xlink:show="embed" xlink:actuate="onLoad" loext:mime-type="image/png"/></draw:frame><draw:frame draw:style-name="fr2" draw:name="Image2" text:anchor-type="paragraph" svg:x="1.931cm" svg:y="11.007cm" svg:width="13.487cm" svg:height="9.987cm" draw:z-index="1"><draw:image xlink:href="Pictures/100000000000050000000400208C73D92AC1C58A.png" xlink:type="simple" xlink:show="embed" xlink:actuate="onLoad" loext:mime-type="image/png"/></draw:frame></text:p>
      <text:p text:style-name="P1"><draw:frame draw:style-name="fr1" draw:name="Image3" text:anchor-type="paragraph" svg:x="2.233cm" svg:y="-0.289cm" svg:width="13.434cm" svg:height="10.012cm" draw:z-index="2"><draw:image xlink:href="Pictures/1000000000000500000004005F4AEDB851D1D5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6-01-05T17:45:32.736000000</meta:creation-date>
    <dc:date>2026-01-05T17:50:11.520000000</dc:date>
    <meta:editing-duration>PT4M42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3.6.2$Windows_x86 LibreOffice_project/2196df99b074d8a661f4036fca8fa0cbfa33a497</meta:generator>
  </office:meta>
</office:document-meta>
</file>